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99ff6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ffff6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66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0000" draw:marker-start-width="0.352cm" draw:marker-end-width="0.352cm" draw:fill="solid" draw:fill-color="#9999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solid" draw:fill-color="#66cc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02cm" svg:stroke-color="#000000" draw:marker-start-width="0.352cm" draw:marker-end-width="0.352cm" draw:fill="solid" draw:fill-color="#ff33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352cm" draw:marker-end-width="0.352cm" draw:fill="solid" draw:fill-color="#ffcc00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9999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1.778cm" svg:x="7.728cm" svg:y="1.4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79cm" svg:height="0.962cm" svg:x="9.19cm" svg:y="1.878cm">
          <draw:text-box>
            <text:p>Conv</text:p>
          </draw:text-box>
        </draw:frame>
        <draw:custom-shape draw:style-name="gr1" draw:text-style-name="P1" draw:layer="layout" svg:width="4.826cm" svg:height="1.778cm" svg:x="7.728cm" svg:y="3.7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9cm" svg:height="0.962cm" svg:x="9.09cm" svg:y="4.178cm">
          <draw:text-box>
            <text:p>ReLU</text:p>
          </draw:text-box>
        </draw:frame>
        <draw:custom-shape draw:style-name="gr3" draw:text-style-name="P1" draw:layer="layout" svg:width="4.826cm" svg:height="1.778cm" svg:x="7.728cm" svg:y="6.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1.778cm" svg:x="7.728cm" svg:y="8.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7.728cm" svg:y="10.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26cm" svg:height="1.778cm" svg:x="7.728cm" svg:y="12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7.728cm" svg:y="15.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826cm" svg:height="1.778cm" svg:x="7.728cm" svg:y="33.6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291cm" svg:height="0.962cm" svg:x="8.09cm" svg:y="34.078cm">
          <draw:text-box>
            <text:p>Average Pool</text:p>
          </draw:text-box>
        </draw:frame>
        <draw:custom-shape draw:style-name="gr7" draw:text-style-name="P1" draw:layer="layout" svg:width="4.826cm" svg:height="1.778cm" svg:x="7.728cm" svg:y="35.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3cm" svg:height="0.962cm" svg:x="8.69cm" svg:y="36.378cm">
          <draw:text-box>
            <text:p>SoftMax</text:p>
          </draw:text-box>
        </draw:frame>
        <draw:line draw:style-name="gr8" draw:text-style-name="P1" draw:layer="layout" svg:x1="10.16cm" svg:y1="3.248cm" svg:x2="10.16cm" svg:y2="3.77cm">
          <text:p/>
        </draw:line>
        <draw:line draw:style-name="gr8" draw:text-style-name="P1" draw:layer="layout" svg:x1="10.16cm" svg:y1="5.548cm" svg:x2="10.16cm" svg:y2="6.07cm">
          <text:p/>
        </draw:line>
        <draw:line draw:style-name="gr8" draw:text-style-name="P1" draw:layer="layout" svg:x1="10.16cm" svg:y1="7.848cm" svg:x2="10.16cm" svg:y2="8.37cm">
          <text:p/>
        </draw:line>
        <draw:line draw:style-name="gr8" draw:text-style-name="P1" draw:layer="layout" svg:x1="10.16cm" svg:y1="10.148cm" svg:x2="10.16cm" svg:y2="10.67cm">
          <text:p/>
        </draw:line>
        <draw:line draw:style-name="gr8" draw:text-style-name="P1" draw:layer="layout" svg:x1="10.16cm" svg:y1="12.448cm" svg:x2="10.16cm" svg:y2="12.97cm">
          <text:p/>
        </draw:line>
        <draw:line draw:style-name="gr8" draw:text-style-name="P1" draw:layer="layout" svg:x1="10.16cm" svg:y1="14.748cm" svg:x2="10.16cm" svg:y2="15.27cm">
          <text:p/>
        </draw:line>
        <draw:line draw:style-name="gr8" draw:text-style-name="P1" draw:layer="layout" svg:x1="10.16cm" svg:y1="17.048cm" svg:x2="10.16cm" svg:y2="17.57cm">
          <text:p/>
        </draw:line>
        <draw:line draw:style-name="gr8" draw:text-style-name="P1" draw:layer="layout" svg:x1="10.16cm" svg:y1="35.448cm" svg:x2="10.16cm" svg:y2="35.97cm">
          <text:p/>
        </draw:line>
        <draw:line draw:style-name="gr8" draw:text-style-name="P1" draw:layer="layout" svg:x1="10.16cm" svg:y1="0.948cm" svg:x2="10.16cm" svg:y2="1.47cm">
          <text:p/>
        </draw:line>
        <draw:line draw:style-name="gr8" draw:text-style-name="P1" draw:layer="layout" svg:x1="10.16cm" svg:y1="37.748cm" svg:x2="10.16cm" svg:y2="38.27cm">
          <text:p/>
        </draw:line>
        <draw:custom-shape draw:style-name="gr5" draw:text-style-name="P1" draw:layer="layout" svg:width="4.826cm" svg:height="1.778cm" svg:x="7.728cm" svg:y="17.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26cm" svg:height="1.778cm" svg:x="7.728cm" svg:y="19.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826cm" svg:height="1.778cm" svg:x="7.728cm" svg:y="22.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7.728cm" svg:y="24.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826cm" svg:height="1.778cm" svg:x="7.728cm" svg:y="26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26cm" svg:height="1.778cm" svg:x="7.728cm" svg:y="29.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826cm" svg:height="1.778cm" svg:x="7.728cm" svg:y="31.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16cm" svg:y1="19.348cm" svg:x2="10.16cm" svg:y2="19.87cm">
          <text:p/>
        </draw:line>
        <draw:line draw:style-name="gr8" draw:text-style-name="P1" draw:layer="layout" svg:x1="10.16cm" svg:y1="21.648cm" svg:x2="10.16cm" svg:y2="22.17cm">
          <text:p/>
        </draw:line>
        <draw:line draw:style-name="gr8" draw:text-style-name="P1" draw:layer="layout" svg:x1="10.16cm" svg:y1="23.948cm" svg:x2="10.16cm" svg:y2="24.47cm">
          <text:p/>
        </draw:line>
        <draw:line draw:style-name="gr8" draw:text-style-name="P1" draw:layer="layout" svg:x1="10.16cm" svg:y1="26.248cm" svg:x2="10.16cm" svg:y2="26.77cm">
          <text:p/>
        </draw:line>
        <draw:line draw:style-name="gr8" draw:text-style-name="P1" draw:layer="layout" svg:x1="10.16cm" svg:y1="28.548cm" svg:x2="10.16cm" svg:y2="29.07cm">
          <text:p/>
        </draw:line>
        <draw:line draw:style-name="gr8" draw:text-style-name="P1" draw:layer="layout" svg:x1="10.16cm" svg:y1="30.848cm" svg:x2="10.16cm" svg:y2="31.37cm">
          <text:p/>
        </draw:line>
        <draw:line draw:style-name="gr8" draw:text-style-name="P1" draw:layer="layout" svg:x1="10.16cm" svg:y1="33.148cm" svg:x2="10.16cm" svg:y2="33.67cm">
          <text:p/>
        </draw:line>
        <draw:frame draw:style-name="gr2" draw:layer="layout" svg:width="1.979cm" svg:height="0.962cm" svg:x="9.191cm" svg:y="6.478cm">
          <draw:text-box>
            <text:p>Conv</text:p>
          </draw:text-box>
        </draw:frame>
        <draw:frame draw:style-name="gr2" draw:layer="layout" svg:width="1.979cm" svg:height="0.962cm" svg:x="9.192cm" svg:y="11.078cm">
          <draw:text-box>
            <text:p>Conv</text:p>
          </draw:text-box>
        </draw:frame>
        <draw:frame draw:style-name="gr2" draw:layer="layout" svg:width="1.979cm" svg:height="0.962cm" svg:x="9.193cm" svg:y="15.678cm">
          <draw:text-box>
            <text:p>Conv</text:p>
          </draw:text-box>
        </draw:frame>
        <draw:frame draw:style-name="gr2" draw:layer="layout" svg:width="1.979cm" svg:height="0.962cm" svg:x="9.194cm" svg:y="20.278cm">
          <draw:text-box>
            <text:p>Conv</text:p>
          </draw:text-box>
        </draw:frame>
        <draw:frame draw:style-name="gr2" draw:layer="layout" svg:width="1.979cm" svg:height="0.962cm" svg:x="9.195cm" svg:y="24.878cm">
          <draw:text-box>
            <text:p>Conv</text:p>
          </draw:text-box>
        </draw:frame>
        <draw:frame draw:style-name="gr2" draw:layer="layout" svg:width="1.979cm" svg:height="0.962cm" svg:x="9.196cm" svg:y="29.478cm">
          <draw:text-box>
            <text:p>Conv</text:p>
          </draw:text-box>
        </draw:frame>
        <draw:frame draw:style-name="gr2" draw:layer="layout" svg:width="2.119cm" svg:height="0.962cm" svg:x="9.091cm" svg:y="8.778cm">
          <draw:text-box>
            <text:p>ReLU</text:p>
          </draw:text-box>
        </draw:frame>
        <draw:frame draw:style-name="gr2" draw:layer="layout" svg:width="2.119cm" svg:height="0.962cm" svg:x="9.092cm" svg:y="13.378cm">
          <draw:text-box>
            <text:p>ReLU</text:p>
          </draw:text-box>
        </draw:frame>
        <draw:frame draw:style-name="gr2" draw:layer="layout" svg:width="2.119cm" svg:height="0.962cm" svg:x="9.093cm" svg:y="17.978cm">
          <draw:text-box>
            <text:p>ReLU</text:p>
          </draw:text-box>
        </draw:frame>
        <draw:frame draw:style-name="gr2" draw:layer="layout" svg:width="2.119cm" svg:height="0.962cm" svg:x="9.094cm" svg:y="22.578cm">
          <draw:text-box>
            <text:p>ReLU</text:p>
          </draw:text-box>
        </draw:frame>
        <draw:frame draw:style-name="gr2" draw:layer="layout" svg:width="2.119cm" svg:height="0.962cm" svg:x="9.095cm" svg:y="27.178cm">
          <draw:text-box>
            <text:p>ReLU</text:p>
          </draw:text-box>
        </draw:frame>
        <draw:frame draw:style-name="gr2" draw:layer="layout" svg:width="2.119cm" svg:height="0.962cm" svg:x="9.096cm" svg:y="31.778cm">
          <draw:text-box>
            <text:p>ReLU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73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8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86cm" fo:text-indent="0cm"/>
      <style:text-properties fo:font-size="38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40.6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641cm" svg:height="7.047cm" svg:x="3.826cm" svg:y="2.397cm"/>
      <draw:page-thumbnail draw:layer="backgroundobjects" svg:width="3.641cm" svg:height="7.047cm" svg:x="3.826cm" svg:y="10.445cm"/>
      <draw:page-thumbnail draw:layer="backgroundobjects" svg:width="3.641cm" svg:height="7.047cm" svg:x="3.826cm" svg:y="18.493cm"/>
      <draw:page-thumbnail draw:layer="backgroundobjects" svg:width="3.641cm" svg:height="7.047cm" svg:x="14.121cm" svg:y="2.397cm"/>
      <draw:page-thumbnail draw:layer="backgroundobjects" svg:width="3.641cm" svg:height="7.047cm" svg:x="14.121cm" svg:y="10.445cm"/>
      <draw:page-thumbnail draw:layer="backgroundobjects" svg:width="3.641cm" svg:height="7.047cm" svg:x="14.121cm" svg:y="18.493cm"/>
    </style:handout-master>
    <style:master-page style:name="Default" style:page-layout-name="PM1" draw:style-name="Mdp1">
      <draw:frame presentation:style-name="Default-title" draw:layer="backgroundobjects" svg:width="18.904cm" svg:height="6.785cm" svg:x="1.05cm" svg:y="1.619cm" presentation:class="title" presentation:placeholder="true">
        <draw:text-box/>
      </draw:frame>
      <draw:frame presentation:style-name="Default-outline1" draw:layer="backgroundobjects" svg:width="18.904cm" svg:height="23.57cm" svg:x="1.05cm" svg:y="9.509cm" presentation:class="outline" presentation:placeholder="true">
        <draw:text-box/>
      </draw:frame>
      <draw:frame presentation:style-name="Mpr1" draw:text-style-name="MP1" draw:layer="backgroundobjects" svg:width="4.893cm" svg:height="2.803cm" svg:x="1.05cm" svg:y="37.0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2.803cm" svg:x="7.184cm" svg:y="37.0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2.803cm" svg:x="15.061cm" svg:y="37.0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33:03.823409742</meta:creation-date>
    <dc:date>2017-01-12T01:54:18.932721737</dc:date>
    <meta:editing-duration>P0D</meta:editing-duration>
    <meta:editing-cycles>3</meta:editing-cycles>
    <meta:generator>LibreOffice/4.2.8.2$Linux_X86_64 LibreOffice_project/420m0$Build-2</meta:generator>
    <meta:document-statistic meta:object-count="72"/>
  </office:meta>
</office:document-meta>
</file>